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5B869483D32285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084cm" fo:min-width="3.03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4.026cm" svg:height="4.494cm" svg:x="6.3cm" svg:y="9cm">
          <draw:image xlink:href="Pictures/10000201000001330000014E5B869483D32285D3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Usuario <text:s text:c="3"/></text:p>
          </draw:image>
        </draw:frame>
        <draw:connector draw:style-name="gr2" draw:text-style-name="P1" draw:layer="layout" svg:x1="8.313cm" svg:y1="13.494cm" svg:x2="8.313cm" svg:y2="13.494cm" draw:start-shape="id1" draw:start-glue-point="2" draw:end-shape="id1" draw:end-glue-point="2" svg:d="M8313 13494z" svg:viewBox="0 0 1 1">
          <text:p/>
        </draw:connector>
        <draw:custom-shape draw:style-name="gr3" draw:text-style-name="P1" xml:id="id3" draw:id="id3" draw:layer="layout" svg:width="5cm" svg:height="3.3cm" svg:x="17.2cm" svg:y="4.2cm">
          <text:p text:style-name="P1">Navegacion</text:p>
          <text:p text:style-name="P1">A </text:p>
          <text:p text:style-name="P1">gru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cm" svg:height="3.3cm" svg:x="17.2cm" svg:y="13.7cm">
          <text:p text:style-name="P1">Navegación</text:p>
          <text:p text:style-name="P1">princip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2cm" svg:y1="15.35cm" svg:x2="22.2cm" svg:y2="5.85cm" draw:start-shape="id2" draw:start-glue-point="10" draw:end-shape="id3" svg:d="M22200 15350h502v-9500h-502" svg:viewBox="0 0 503 9501">
          <text:p/>
        </draw:connector>
        <draw:custom-shape draw:style-name="gr3" draw:text-style-name="P1" xml:id="id4" draw:id="id4" draw:layer="layout" svg:width="5cm" svg:height="3.3cm" svg:x="17.2cm" svg:y="8.6cm">
          <text:p text:style-name="P1">Navegación</text:p>
          <text:p text:style-name="P1">A</text:p>
          <text:p text:style-name="P1">proyec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-1.299cm" svg:x1="17.932cm" svg:y1="4.683cm" svg:x2="21.468cm" svg:y2="4.683cm" draw:start-shape="id3" draw:start-glue-point="5" draw:end-shape="id3" draw:end-glue-point="11" svg:d="M17932 4683v-2283h3536v2283" svg:viewBox="0 0 3537 2284">
          <text:p/>
        </draw:connector>
        <draw:connector draw:style-name="gr2" draw:text-style-name="P1" draw:layer="layout" svg:x1="10.326cm" svg:y1="11.247cm" svg:x2="17.2cm" svg:y2="15.35cm" draw:start-shape="id1" draw:start-glue-point="1" draw:end-shape="id2" draw:end-glue-point="6" svg:d="M10326 11247h3437v4103h3437" svg:viewBox="0 0 6875 4104">
          <text:p/>
        </draw:connector>
        <draw:connector draw:style-name="gr2" draw:text-style-name="P1" draw:layer="layout" svg:x1="19.7cm" svg:y1="7.5cm" svg:x2="19.7cm" svg:y2="8.6cm" draw:start-shape="id3" draw:start-glue-point="8" draw:end-shape="id4" draw:end-glue-point="4" svg:d="M19700 7500v1100" svg:viewBox="0 0 1 1101">
          <text:p/>
        </draw:connector>
        <draw:connector draw:style-name="gr2" draw:text-style-name="P1" draw:layer="layout" svg:x1="19.7cm" svg:y1="13.7cm" svg:x2="19.7cm" svg:y2="11.9cm" draw:start-shape="id2" draw:start-glue-point="4" draw:end-shape="id4" draw:end-glue-point="8" svg:d="M19700 13700v-1800" svg:viewBox="0 0 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0:10:45.711071723</meta:creation-date>
    <dc:date>2017-04-03T13:32:59.463218958</dc:date>
    <meta:editing-duration>PT32M34S</meta:editing-duration>
    <meta:editing-cycles>3</meta:editing-cycles>
    <meta:generator>LibreOffice/5.1.6.2$Linux_X86_64 LibreOffice_project/10m0$Build-2</meta:generator>
    <meta:document-statistic meta:object-count="10"/>
  </office:meta>
</office:document-meta>
</file>